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0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648cm" fo:min-width="0.398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3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4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5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4.199cm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88cm"/>
    </style:style>
    <style:style style:name="gr24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7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3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 style:protect="position size"/>
    </style:style>
    <style:style style:name="gr2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683cm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4.661cm" svg:y2="9.553cm" draw:start-shape="id1" draw:start-glue-point="4" draw:end-shape="id2" draw:end-glue-point="6" svg:d="M8543 1534l6118 8019" svg:viewBox="0 0 61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3-08">Mar 8, 2017</text:date></text:span><text:span text:style-name="T1"> - </text:span><text:span text:style-name="T1">micemn.n</text:span><text:span text:style-name="T1">et</text:span></text:p>
          </draw:text-box>
        </draw:frame>
        <draw:custom-shape draw:style-name="gr5" draw:text-style-name="P4" draw:layer="layout" svg:width="5.918cm" svg:height="1.295cm" svg:x="5.197cm" svg:y="15.367cm">
          <text:p text:style-name="P4"><text:span text:style-name="T2">Ju</text:span><text:span text:style-name="T2">ni</text:span><text:span text:style-name="T2">pe</text:span><text:span text:style-name="T2">r </text:span><text:span text:style-name="T2">E</text:span><text:span text:style-name="T2">X</text:span><text:span text:style-name="T2">42</text:span><text:span text:style-name="T2">00</text:span></text:p>
          <text:p text:style-name="P4"><text:span text:style-name="T2">24 </text:span><text:span text:style-name="T2">1</text:span><text:span text:style-name="T2">G </text:span><text:span text:style-name="T2">co</text:span><text:span text:style-name="T2">pp</text:span><text:span text:style-name="T2">er </text:span><text:span text:style-name="T2">po</text:span><text:span text:style-name="T2">rt</text:span><text:span text:style-name="T2">s</text:span></text:p>
          <text:p text:style-name="P4"><text:span text:style-name="T2">+ </text:span><text:span text:style-name="T2">ex</text:span><text:span text:style-name="T2">pa</text:span><text:span text:style-name="T2">ns</text:span><text:span text:style-name="T2">io</text:span><text:span text:style-name="T2">n </text:span><text:span text:style-name="T2">m</text:span><text:span text:style-name="T2">od</text:span><text:span text:style-name="T2">ul</text:span><text:span text:style-name="T2">e </text:span><text:span text:style-name="T2">w/ </text:span><text:span text:style-name="T2">4 </text:span><text:span text:style-name="T2">S</text:span><text:span text:style-name="T2">F</text:span><text:span text:style-name="T2">P </text:span><text:span text:style-name="T2">po</text:span><text:span text:style-name="T2">rt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19cm" svg:height="1.143cm" svg:x="19.809cm" svg:y="9.01cm">
          <draw:text-box>
            <text:p text:style-name="P5"><text:span text:style-name="T2">On </text:span><text:span text:style-name="T2">loa</text:span><text:span text:style-name="T2">n </text:span><text:span text:style-name="T2">fro</text:span><text:span text:style-name="T2">m </text:span><text:span text:style-name="T2">Col</text:span><text:span text:style-name="T2">ogi</text:span><text:span text:style-name="T2">x</text:span></text:p>
            <text:p text:style-name="P5"><text:span text:style-name="T2">Ex</text:span><text:span text:style-name="T2">pa</text:span><text:span text:style-name="T2">nsi</text:span><text:span text:style-name="T2">on </text:span><text:span text:style-name="T2">ba</text:span><text:span text:style-name="T2">y </text:span><text:span text:style-name="T2">ca</text:span><text:span text:style-name="T2">n </text:span><text:span text:style-name="T2">su</text:span><text:span text:style-name="T2">pp</text:span><text:span text:style-name="T2">ort </text:span><text:span text:style-name="T2">2 </text:span><text:span text:style-name="T2">QS</text:span><text:span text:style-name="T2">FP</text:span><text:span text:style-name="T2">+ </text:span><text:span text:style-name="T2">por</text:span><text:span text:style-name="T2">ts</text:span></text:p>
          </draw:text-box>
        </draw:frame>
        <draw:connector draw:style-name="gr3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7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741cm" svg:height="1.039cm" svg:x="12.719cm" svg:y="11.397cm">
          <draw:text-box>
            <text:p text:style-name="P4"><text:span text:style-name="T2">Dir</text:span><text:span text:style-name="T2">ect </text:span><text:span text:style-name="T2">Att</text:span><text:span text:style-name="T2">ac</text:span><text:span text:style-name="T2">h </text:span><text:span text:style-name="T2">Co</text:span><text:span text:style-name="T2">pp</text:span><text:span text:style-name="T2">er</text:span></text:p>
            <text:p text:style-name="P4"><text:span text:style-name="T2">SF</text:span><text:span text:style-name="T2">P+ </text:span><text:span text:style-name="T2">10</text:span><text:span text:style-name="T2">G </text:span><text:span text:style-name="T2">ca</text:span><text:span text:style-name="T2">ble</text:span><text:span text:style-name="T2">s</text:span></text:p>
          </draw:text-box>
        </draw:frame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9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9" draw:text-style-name="P7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0" draw:text-style-name="P4" xml:id="id4" draw:id="id4" draw:layer="layout" svg:width="1.27cm" svg:height="1.27cm" svg:x="18.996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10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2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5.935cm" svg:y2="9.547cm" draw:start-shape="id11" draw:start-glue-point="4" draw:end-shape="id12" svg:d="M13543 1534l2392 8013" svg:viewBox="0 0 2393 8014">
          <text:p/>
        </draw:connector>
        <draw:connector draw:style-name="gr1" draw:text-style-name="P1" draw:layer="layout" draw:type="line" svg:x1="17.205cm" svg:y1="9.357cm" svg:x2="18.543cm" svg:y2="1.534cm" draw:start-shape="id12" draw:start-glue-point="4" draw:end-shape="id13" draw:end-glue-point="4" svg:d="M17205 9357l1338-7823" svg:viewBox="0 0 1339 7824">
          <text:p/>
        </draw:connector>
        <draw:custom-shape draw:style-name="gr13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" draw:id="id2" draw:layer="layout" svg:width="2.54cm" svg:height="0.381cm" svg:x="14.661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3" draw:id="id13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699cm" svg:height="1.295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699cm" svg:height="1.295cm" svg:x="1.1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699cm" svg:height="1.295cm" svg:x="11.1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3.175cm" svg:height="0.381cm" svg:x="11.7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175cm" svg:height="0.381cm" svg:x="7.9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658cm" svg:height="0.607cm" svg:x="17.166cm" svg:y="8.366cm">
          <draw:text-box>
            <text:p text:style-name="P4"><text:span text:style-name="T3">xe-2/0/7</text:span></text:p>
          </draw:text-box>
        </draw:frame>
        <draw:frame draw:style-name="gr18" draw:text-style-name="P7" draw:layer="layout" svg:width="1.836cm" svg:height="0.607cm" svg:x="15.529cm" svg:y="8.366cm">
          <draw:text-box>
            <text:p text:style-name="P4"><text:span text:style-name="T3">xe-2/0/15</text:span></text:p>
          </draw:text-box>
        </draw:frame>
        <draw:frame draw:style-name="gr19" draw:text-style-name="P6" draw:layer="layout" svg:width="2.014cm" svg:height="0.963cm" svg:x="9.89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5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1.836cm" svg:height="0.607cm" svg:x="13.903cm" svg:y="8.366cm">
          <draw:text-box>
            <text:p text:style-name="P4"><text:span text:style-name="T3">xe-2/0/13</text:span></text:p>
          </draw:text-box>
        </draw:frame>
        <draw:frame draw:style-name="gr17" draw:text-style-name="P7" draw:layer="layout" svg:width="1.658cm" svg:height="0.607cm" svg:x="8.036cm" svg:y="8.366cm">
          <draw:text-box>
            <text:p text:style-name="P4"><text:span text:style-name="T3">xe-0/2/1</text:span></text:p>
          </draw:text-box>
        </draw:frame>
        <draw:frame draw:style-name="gr18" draw:text-style-name="P7" draw:layer="layout" svg:width="1.836cm" svg:height="0.607cm" svg:x="6.399cm" svg:y="8.369cm">
          <draw:text-box>
            <text:p text:style-name="P4"><text:span text:style-name="T3">xe-0/0/37</text:span></text:p>
          </draw:text-box>
        </draw:frame>
        <draw:frame draw:style-name="gr20" draw:text-style-name="P7" draw:layer="layout" svg:width="1.035cm" svg:height="0.607cm" svg:x="8.982cm" svg:y="4.193cm">
          <draw:text-box>
            <text:p text:style-name="P4"><text:span text:style-name="T3">ae9</text:span></text:p>
          </draw:text-box>
        </draw:frame>
        <draw:frame draw:style-name="gr20" draw:text-style-name="P7" draw:layer="layout" svg:width="1.035cm" svg:height="0.607cm" svg:x="12.792cm" svg:y="4.193cm">
          <draw:text-box>
            <text:p text:style-name="P4"><text:span text:style-name="T3">ae5</text:span></text:p>
          </draw:text-box>
        </draw:frame>
        <draw:frame draw:style-name="gr21" draw:text-style-name="P7" draw:layer="layout" svg:width="1.675cm" svg:height="0.607cm" svg:x="19.467cm" svg:y="10.119cm">
          <draw:text-box>
            <text:p text:style-name="P4"><text:span text:style-name="T3">ge-2/0/0</text:span></text:p>
          </draw:text-box>
        </draw:frame>
        <draw:frame draw:style-name="gr22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3" draw:text-style-name="P7" draw:layer="layout" svg:width="1.213cm" svg:height="0.607cm" svg:x="14.443cm" svg:y="12.585cm">
          <draw:text-box>
            <text:p text:style-name="P4"><text:span text:style-name="T3">ae11</text:span></text:p>
          </draw:text-box>
        </draw:frame>
        <draw:frame draw:style-name="gr20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17" draw:text-style-name="P7" draw:layer="layout" svg:width="1.658cm" svg:height="0.607cm" svg:x="9.941cm" svg:y="10.119cm">
          <draw:text-box>
            <text:p text:style-name="P4"><text:span text:style-name="T3">xe-0/2/2</text:span></text:p>
          </draw:text-box>
        </draw:frame>
        <draw:frame draw:style-name="gr18" draw:text-style-name="P7" draw:layer="layout" svg:width="1.836cm" svg:height="0.607cm" svg:x="16.9cm" svg:y="10.119cm">
          <draw:text-box>
            <text:p text:style-name="P4"><text:span text:style-name="T3">xe-2/0/16</text:span></text:p>
          </draw:text-box>
        </draw:frame>
        <draw:frame draw:style-name="gr17" draw:text-style-name="P7" draw:layer="layout" svg:width="1.658cm" svg:height="0.607cm" svg:x="15.266cm" svg:y="14.819cm">
          <draw:text-box>
            <text:p text:style-name="P4"><text:span text:style-name="T3">xe-0/1/0</text:span></text:p>
          </draw:text-box>
        </draw:frame>
        <draw:frame draw:style-name="gr17" draw:text-style-name="P7" draw:layer="layout" svg:width="1.658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4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5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6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26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ustom-shape draw:style-name="gr13" draw:text-style-name="P4" xml:id="id12" draw:id="id12" draw:layer="layout" svg:width="2.54cm" svg:height="0.381cm" svg:x="15.935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699cm" svg:height="1.295cm" svg:x="16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705cm" svg:height="0.381cm" svg:x="17.72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13cm" svg:height="0.607cm" svg:x="17.992cm" svg:y="4.187cm">
          <draw:text-box>
            <text:p text:style-name="P4"><text:span text:style-name="T3">ae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3-08T13:58:27.671042340</dc:date>
    <meta:editing-duration>PT2H56M5S</meta:editing-duration>
    <meta:editing-cycles>86</meta:editing-cycles>
    <meta:generator>LibreOffice/5.1.6.2$Linux_X86_64 LibreOffice_project/10m0$Build-2</meta:generator>
    <meta:document-statistic meta:object-count="64"/>
  </office:meta>
</office:document-meta>
</file>